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5.364cm"/>
    </style:style>
    <style:style style:name="co4" style:family="table-column">
      <style:table-column-properties fo:break-before="auto" style:column-width="0.2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cm"/>
      <style:text-properties fo:color="#ff3333" style:font-name="Liberation Sans" fo:font-weight="bold" style:font-name-asian="Droid Sans Fallback" style:font-weight-asian="bold" style:font-name-complex="FreeSans" style:font-weight-complex="bold"/>
    </style:style>
    <style:style style:name="ce2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color="#dd4814" fo:font-weight="bold" style:font-weight-asian="bold" style:font-weight-complex="bold"/>
    </style:style>
    <style:style style:name="ce4" style:family="table-cell" style:parent-style-name="Default" style:data-style-name="N37"/>
    <style:style style:name="ce5" style:family="table-cell" style:parent-style-name="Default" style:data-style-name="N37">
      <style:table-cell-properties fo:background-color="#ffcccc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cccc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cccc"/>
    </style:style>
    <style:style style:name="ce10" style:family="table-cell" style:parent-style-name="Default">
      <style:table-cell-properties fo:background-color="#ccffcc"/>
    </style:style>
    <style:style style:name="ce11" style:family="table-cell" style:parent-style-name="Default">
      <style:table-cell-properties fo:background-color="#dddddd" fo:border="0.06pt solid #000000"/>
      <style:text-properties fo:color="#dd4814" fo:font-weight="bold" style:font-weight-asian="bold" style:font-weight-complex="bold"/>
    </style:style>
    <style:style style:name="ce12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color="#0000cc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7"/>
        <table:table-column table:style-name="co1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1" table:visibility="collapse" table:number-columns-repeated="5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Jaimin Modi- Trainee (Android)</text:p>
          </table:table-cell>
          <table:covered-table-cell table:number-columns-repeated="3" table:style-name="ce6"/>
          <table:table-cell table:style-name="ce6" table:number-columns-repeated="5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9" table:number-rows-spanned="1">
            <text:p>TOTAL DAYS OF TRAINING</text:p>
          </table:table-cell>
          <table:covered-table-cell table:number-columns-repeated="8" table:style-name="ce6"/>
          <table:table-cell table:number-columns-repeated="4"/>
        </table:table-row>
        <table:table-row table:style-name="ro1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DAYS COUTNT</text:p>
          </table:table-cell>
          <table:table-cell table:style-name="ce3" office:value-type="string" calcext:value-type="string">
            <text:p>Day</text:p>
          </table:table-cell>
          <table:table-cell table:style-name="ce11" office:value-type="string" calcext:value-type="string">
            <text:p>Description</text:p>
          </table:table-cell>
          <table:table-cell table:number-columns-repeated="9"/>
        </table:table-row>
        <table:table-row table:style-name="ro1">
          <table:table-cell office:value-type="date" office:date-value="2015-03-17" calcext:value-type="date">
            <text:p>17/03/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6"/>
          <table:table-cell table:style-name="ce12" office:value-type="string" calcext:value-type="string" table:number-columns-spanned="3" table:number-rows-spanned="1">
            <text:p>WD : Working Day</text:p>
          </table:table-cell>
          <table:covered-table-cell table:number-columns-repeated="2"/>
        </table:table-row>
        <table:table-row table:style-name="ro1">
          <table:table-cell office:value-type="date" office:date-value="2015-03-18" calcext:value-type="date">
            <text:p>18/03/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3-19" calcext:value-type="date">
            <text:p>19/03/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3-20" calcext:value-type="date">
            <text:p>20/03/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3-23" calcext:value-type="date">
            <text:p>23/03/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3-24" calcext:value-type="date">
            <text:p>24/03/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3-25" calcext:value-type="date">
            <text:p>25/03/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3-26" calcext:value-type="date">
            <text:p>26/03/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3-27" calcext:value-type="date">
            <text:p>27/03/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3-30" calcext:value-type="date">
            <text:p>30/03/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3-31" calcext:value-type="date">
            <text:p>31/03/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01" calcext:value-type="date">
            <text:p>01/04/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02" calcext:value-type="date">
            <text:p>02/04/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03" calcext:value-type="date">
            <text:p>03/04/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06" calcext:value-type="date">
            <text:p>06/04/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07" calcext:value-type="date">
            <text:p>07/04/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08" calcext:value-type="date">
            <text:p>08/04/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09" calcext:value-type="date">
            <text:p>09/04/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10" calcext:value-type="date">
            <text:p>10/04/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13" calcext:value-type="date">
            <text:p>13/04/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14" calcext:value-type="date">
            <text:p>14/04/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15" calcext:value-type="date">
            <text:p>15/04/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16" calcext:value-type="date">
            <text:p>16/04/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17" calcext:value-type="date">
            <text:p>17/04/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20" calcext:value-type="date">
            <text:p>20/04/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table:style-name="ce5" office:value-type="date" office:date-value="2015-04-21" calcext:value-type="date">
            <text:p>21/04/15</text:p>
          </table:table-cell>
          <table:table-cell table:style-name="ce8" office:value-type="string" calcext:value-type="string">
            <text:p>null</text:p>
          </table:table-cell>
          <table:table-cell table:style-name="ce9" office:value-type="string" calcext:value-type="string">
            <text:p>Tuesday</text:p>
          </table:table-cell>
          <table:table-cell table:style-name="ce9" office:value-type="string" calcext:value-type="string">
            <text:p>LEAVE : project practice</text:p>
          </table:table-cell>
          <table:table-cell table:number-columns-repeated="9"/>
        </table:table-row>
        <table:table-row table:style-name="ro1">
          <table:table-cell office:value-type="date" office:date-value="2015-04-22" calcext:value-type="date">
            <text:p>22/04/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table:style-name="ce5" office:value-type="date" office:date-value="2015-04-23" calcext:value-type="date">
            <text:p>23/04/15</text:p>
          </table:table-cell>
          <table:table-cell table:style-name="ce8" office:value-type="string" calcext:value-type="string">
            <text:p>null</text:p>
          </table:table-cell>
          <table:table-cell table:style-name="ce9" office:value-type="string" calcext:value-type="string">
            <text:p>Thursday</text:p>
          </table:table-cell>
          <table:table-cell table:style-name="ce9" office:value-type="string" calcext:value-type="string">
            <text:p>LEAVE : project submition</text:p>
          </table:table-cell>
          <table:table-cell table:number-columns-repeated="9"/>
        </table:table-row>
        <table:table-row table:style-name="ro1">
          <table:table-cell office:value-type="date" office:date-value="2015-04-24" calcext:value-type="date">
            <text:p>24/04/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27" calcext:value-type="date">
            <text:p>27/04/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28" calcext:value-type="date">
            <text:p>28/04/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29" calcext:value-type="date">
            <text:p>29/04/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30" calcext:value-type="date">
            <text:p>30/04/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01" calcext:value-type="date">
            <text:p>01/05/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04" calcext:value-type="date">
            <text:p>04/05/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05" calcext:value-type="date">
            <text:p>05/05/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06" calcext:value-type="date">
            <text:p>06/05/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07" calcext:value-type="date">
            <text:p>07/05/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08" calcext:value-type="date">
            <text:p>08/05/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09" calcext:value-type="date">
            <text:p>09/05/15</text:p>
          </table:table-cell>
          <table:table-cell office:value-type="float" office:value="38" calcext:value-type="float">
            <text:p>38</text:p>
          </table:table-cell>
          <table:table-cell table:style-name="ce10" office:value-type="string" calcext:value-type="string">
            <text:p>Saturday</text:p>
          </table:table-cell>
          <table:table-cell office:value-type="string" calcext:value-type="string">
            <text:p>WD : ZPL</text:p>
          </table:table-cell>
          <table:table-cell table:number-columns-repeated="9"/>
        </table:table-row>
        <table:table-row table:style-name="ro1">
          <table:table-cell office:value-type="date" office:date-value="2015-05-10" calcext:value-type="date">
            <text:p>10/05/15</text:p>
          </table:table-cell>
          <table:table-cell office:value-type="float" office:value="39" calcext:value-type="float">
            <text:p>39</text:p>
          </table:table-cell>
          <table:table-cell table:style-name="ce10" office:value-type="string" calcext:value-type="string">
            <text:p>Sunday</text:p>
          </table:table-cell>
          <table:table-cell office:value-type="string" calcext:value-type="string">
            <text:p>WD : ZPL</text:p>
          </table:table-cell>
          <table:table-cell table:number-columns-repeated="9"/>
        </table:table-row>
        <table:table-row table:style-name="ro1">
          <table:table-cell office:value-type="date" office:date-value="2015-05-11" calcext:value-type="date">
            <text:p>11/05/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12" calcext:value-type="date">
            <text:p>12/05/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13" calcext:value-type="date">
            <text:p>13/05/1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14" calcext:value-type="date">
            <text:p>14/05/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15" calcext:value-type="date">
            <text:p>15/05/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16" calcext:value-type="date">
            <text:p>16/05/15</text:p>
          </table:table-cell>
          <table:table-cell office:value-type="float" office:value="45" calcext:value-type="float">
            <text:p>45</text:p>
          </table:table-cell>
          <table:table-cell table:style-name="ce10" office:value-type="string" calcext:value-type="string">
            <text:p>Saturday</text:p>
          </table:table-cell>
          <table:table-cell office:value-type="string" calcext:value-type="string">
            <text:p>WD : ZPL</text:p>
          </table:table-cell>
          <table:table-cell table:number-columns-repeated="9"/>
        </table:table-row>
        <table:table-row table:style-name="ro1">
          <table:table-cell office:value-type="date" office:date-value="2015-05-17" calcext:value-type="date">
            <text:p>17/05/15</text:p>
          </table:table-cell>
          <table:table-cell office:value-type="float" office:value="46" calcext:value-type="float">
            <text:p>46</text:p>
          </table:table-cell>
          <table:table-cell table:style-name="ce10" office:value-type="string" calcext:value-type="string">
            <text:p>Sunday</text:p>
          </table:table-cell>
          <table:table-cell office:value-type="string" calcext:value-type="string">
            <text:p>WD : ZPL</text:p>
          </table:table-cell>
          <table:table-cell table:number-columns-repeated="9"/>
        </table:table-row>
        <table:table-row table:style-name="ro1">
          <table:table-cell office:value-type="date" office:date-value="2015-05-18" calcext:value-type="date">
            <text:p>18/05/1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19" calcext:value-type="date">
            <text:p>19/05/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22" calcext:value-type="date">
            <text:p>22/05/1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23" calcext:value-type="date">
            <text:p>23/05/15</text:p>
          </table:table-cell>
          <table:table-cell office:value-type="float" office:value="50" calcext:value-type="float">
            <text:p>50</text:p>
          </table:table-cell>
          <table:table-cell table:style-name="ce10" office:value-type="string" calcext:value-type="string">
            <text:p>Saturday</text:p>
          </table:table-cell>
          <table:table-cell office:value-type="string" calcext:value-type="string">
            <text:p>WD </text:p>
          </table:table-cell>
          <table:table-cell table:number-columns-repeated="9"/>
        </table:table-row>
        <table:table-row table:style-name="ro1">
          <table:table-cell office:value-type="date" office:date-value="2015-05-25" calcext:value-type="date">
            <text:p>25/05/1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table:style-name="ce5" office:value-type="date" office:date-value="2015-05-26" calcext:value-type="date">
            <text:p>26/05/15</text:p>
          </table:table-cell>
          <table:table-cell table:style-name="ce8" office:value-type="string" calcext:value-type="string">
            <text:p>null</text:p>
          </table:table-cell>
          <table:table-cell table:style-name="ce9" office:value-type="string" calcext:value-type="string">
            <text:p>Tuesday</text:p>
          </table:table-cell>
          <table:table-cell table:style-name="ce9" office:value-type="string" calcext:value-type="string">
            <text:p>LEAVE : poor health</text:p>
          </table:table-cell>
          <table:table-cell table:number-columns-repeated="9"/>
        </table:table-row>
        <table:table-row table:style-name="ro1">
          <table:table-cell office:value-type="date" office:date-value="2015-05-27" calcext:value-type="date">
            <text:p>27/05/1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28" calcext:value-type="date">
            <text:p>28/05/1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29" calcext:value-type="date">
            <text:p>29/05/1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01" calcext:value-type="date">
            <text:p>01/06/1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02" calcext:value-type="date">
            <text:p>02/06/1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03" calcext:value-type="date">
            <text:p>03/06/1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04" calcext:value-type="date">
            <text:p>04/06/1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4">00/00/0000</text:date>, <text:time style:data-style-name="N2" text:time-value="10:08:30.2020597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6T10:54:52.311941431</meta:creation-date>
    <dc:date>2015-06-04T10:09:04.762739113</dc:date>
    <meta:editing-duration>PT27M26S</meta:editing-duration>
    <meta:editing-cycles>16</meta:editing-cycles>
    <meta:generator>LibreOffice/4.2.7.2$Linux_X86_64 LibreOffice_project/420m0$Build-2</meta:generator>
    <meta:document-statistic meta:table-count="1" meta:cell-count="251" meta:object-count="0"/>
  </office:meta>
</office:document-meta>
</file>